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574" officeooo:paragraph-rsid="00149574"/>
    </style:style>
    <style:style style:name="P2" style:family="paragraph" style:parent-style-name="Standard">
      <style:text-properties officeooo:rsid="0015cb74" officeooo:paragraph-rsid="0015cb74"/>
    </style:style>
    <style:style style:name="P3" style:family="paragraph" style:parent-style-name="Standard">
      <style:text-properties officeooo:rsid="00171ef8" officeooo:paragraph-rsid="00171ef8"/>
    </style:style>
    <style:style style:name="P4" style:family="paragraph" style:parent-style-name="Standard">
      <style:text-properties officeooo:rsid="00171ef8" officeooo:paragraph-rsid="00171ef8"/>
    </style:style>
    <style:style style:name="T1" style:family="text">
      <style:text-properties officeooo:rsid="00171d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DS </text:p>
      <text:p text:style-name="P1"/>
      <text:p text:style-name="P1">BUNQ</text:p>
      <text:p text:style-name="P1">5115 8027 0054 4794</text:p>
      <text:p text:style-name="P1"/>
      <text:p text:style-name="P1">11/24</text:p>
      <text:p text:style-name="P1"/>
      <text:p text:style-name="P1">CVC BUNQ APP</text:p>
      <text:p text:style-name="P1"/>
      <text:p text:style-name="P1">CRYPTO.COM</text:p>
      <text:p text:style-name="P1"/>
      <text:p text:style-name="P1">43<text:span text:style-name="T1">9</text:span>7 7161 0451 7986</text:p>
      <text:p text:style-name="P1">11/25</text:p>
      <text:p text:style-name="P1">cvv 387</text:p>
      <text:p text:style-name="P3">7e</text:p>
      <text:p text:style-name="P3"/>
      <text:p text:style-name="P2">VÚB </text:p>
      <text:p text:style-name="P2">4595 800 1926 5772</text:p>
      <text:p text:style-name="P2">441</text:p>
      <text:p text:style-name="P2">12/25</text:p>
      <text:p text:style-name="P2"/>
      <text:p text:style-name="P3">kupit altcoiny platobnou kartou</text:p>
      <text:p text:style-name="P3">paybis</text:p>
      <text:p text:style-name="P3"><text:a xlink:type="simple" xlink:href="https://paybis.com/" text:style-name="Internet_20_link" text:visited-style-name="Visited_20_Internet_20_Link">https://paybis.com/</text:a></text:p>
      <text:p text:style-name="P3">to8897+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4:06:42.573463693</meta:creation-date>
    <dc:date>2022-02-01T16:59:19.218583019</dc:date>
    <meta:editing-duration>PT22M5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33" meta:character-count="182" meta:non-whitespace-character-count="165"/>
  </office:meta>
</office:document-meta>
</file>